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672cm" fo:min-width="1.786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5.342cm"/>
    </style:style>
    <style:style style:name="gr3" style:family="graphic" style:parent-style-name="standard">
      <style:graphic-properties draw:textarea-horizontal-align="justify" draw:textarea-vertical-align="middle" draw:auto-grow-height="false" fo:min-height="15.5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10.672cm" fo:min-width="1.432cm"/>
    </style:style>
    <style:style style:name="gr5" style:family="graphic" style:parent-style-name="standard">
      <style:graphic-properties draw:textarea-horizontal-align="justify" draw:textarea-vertical-align="middle" draw:auto-grow-height="false" fo:min-height="0.612cm" fo:min-width="6.866cm"/>
    </style:style>
    <style:style style:name="gr6" style:family="graphic" style:parent-style-name="standard">
      <style:graphic-properties draw:textarea-horizontal-align="justify" draw:textarea-vertical-align="middle" draw:auto-grow-height="false" fo:min-height="1.784cm" fo:min-width="1.786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6.612cm"/>
    </style:style>
    <style:style style:name="gr8" style:family="graphic" style:parent-style-name="standard">
      <style:graphic-properties draw:textarea-horizontal-align="justify" draw:textarea-vertical-align="middle" draw:auto-grow-height="false" fo:min-height="7.624cm" fo:min-width="0.516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286cm" svg:height="10.922cm" svg:x="7.112cm" svg:y="3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42cm" svg:height="1.27cm" svg:x="9.652cm" svg:y="6.8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5.75cm" svg:x="12.192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932cm" svg:height="10.922cm" svg:x="16.102cm" svg:y="3.0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366cm" svg:height="0.862cm" svg:x="8.89cm" svg:y="11.0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366cm" svg:height="0.862cm" svg:x="8.89cm" svg:y="3.3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2.034cm" svg:x="11.276cm" svg:y="13.7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112cm" svg:height="1.016cm" svg:x="12.446cm" svg:y="14.2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16cm" svg:height="7.874cm" svg:x="18.542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20:19:27.679333230</meta:creation-date>
    <dc:date>2021-11-14T20:27:48.772879943</dc:date>
    <meta:editing-duration>PT8M25S</meta:editing-duration>
    <meta:editing-cycles>1</meta:editing-cycles>
    <meta:document-statistic meta:object-count="32"/>
    <meta:generator>LibreOffice/6.4.7.2$Linux_X86_64 LibreOffice_project/40$Build-2</meta:generator>
  </office:meta>
</office:document-meta>
</file>